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968" officeooo:paragraph-rsid="00147968"/>
    </style:style>
    <style:style style:name="P2" style:family="paragraph" style:parent-style-name="Standard">
      <style:text-properties officeooo:rsid="00147968" officeooo:paragraph-rsid="0026d6c8"/>
    </style:style>
    <style:style style:name="P3" style:family="paragraph" style:parent-style-name="Standard">
      <style:text-properties officeooo:rsid="0016f86f" officeooo:paragraph-rsid="0016f86f"/>
    </style:style>
    <style:style style:name="P4" style:family="paragraph" style:parent-style-name="Standard">
      <style:text-properties officeooo:rsid="0017ce97" officeooo:paragraph-rsid="0017ce97"/>
    </style:style>
    <style:style style:name="P5" style:family="paragraph" style:parent-style-name="Standard">
      <style:text-properties officeooo:rsid="0018ed23" officeooo:paragraph-rsid="0018ed23"/>
    </style:style>
    <style:style style:name="P6" style:family="paragraph" style:parent-style-name="Standard">
      <style:text-properties officeooo:rsid="001ab06c" officeooo:paragraph-rsid="001ab06c"/>
    </style:style>
    <style:style style:name="P7" style:family="paragraph" style:parent-style-name="Standard">
      <style:text-properties officeooo:rsid="001cd2d4" officeooo:paragraph-rsid="001cd2d4"/>
    </style:style>
    <style:style style:name="P8" style:family="paragraph" style:parent-style-name="Standard">
      <style:text-properties officeooo:rsid="00201b8e" officeooo:paragraph-rsid="00201b8e"/>
    </style:style>
    <style:style style:name="P9" style:family="paragraph" style:parent-style-name="Standard">
      <style:text-properties officeooo:rsid="0023d615" officeooo:paragraph-rsid="0023d615"/>
    </style:style>
    <style:style style:name="P10" style:family="paragraph" style:parent-style-name="Standard">
      <style:text-properties officeooo:rsid="0024fe35" officeooo:paragraph-rsid="0024fe35"/>
    </style:style>
    <style:style style:name="P11" style:family="paragraph" style:parent-style-name="Standard">
      <style:text-properties officeooo:rsid="0026d6c8" officeooo:paragraph-rsid="0026d6c8"/>
    </style:style>
    <style:style style:name="P12" style:family="paragraph" style:parent-style-name="Standard">
      <style:text-properties officeooo:rsid="001ab06c" officeooo:paragraph-rsid="001ab06c"/>
    </style:style>
    <style:style style:name="T1" style:family="text">
      <style:text-properties officeooo:rsid="00164fc7"/>
    </style:style>
    <style:style style:name="T2" style:family="text">
      <style:text-properties officeooo:rsid="0016f86f"/>
    </style:style>
    <style:style style:name="T3" style:family="text">
      <style:text-properties officeooo:rsid="0017ce97"/>
    </style:style>
    <style:style style:name="T4" style:family="text">
      <style:text-properties officeooo:rsid="001a8f5a"/>
    </style:style>
    <style:style style:name="T5" style:family="text">
      <style:text-properties officeooo:rsid="001cd2d4"/>
    </style:style>
    <style:style style:name="T6" style:family="text">
      <style:text-properties officeooo:rsid="001ec34e"/>
    </style:style>
    <style:style style:name="T7" style:family="text">
      <style:text-properties officeooo:rsid="0024fe35"/>
    </style:style>
    <style:style style:name="T8" style:family="text">
      <style:text-properties officeooo:rsid="0026d6c8"/>
    </style:style>
    <style:style style:name="T9" style:family="text">
      <style:text-properties officeooo:rsid="0029c4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"Production Work" (</text:p>
      <text:p text:style-name="P1"><text:span text:style-name="T2">"IN ID</text:span>" integer,</text:p>
      <text:p text:style-name="P1">"<text:span text:style-name="T8">OUT ID" integer,</text:span></text:p>
      <text:p text:style-name="P2">"<text:span text:style-name="T2">SN ID</text:span>" integer generated by default as identity (start with 13<text:span text:style-name="T9">3</text:span>01) not null primary key,</text:p>
      <text:p text:style-name="P1">"<text:span text:style-name="T2">QR Code" longvarbinary,</text:span></text:p>
      <text:p text:style-name="P1">"<text:span text:style-name="T2">Barcode" longvarbinary,</text:span></text:p>
      <text:p text:style-name="P1">"Description" varchar (100),</text:p>
      <text:p text:style-name="P1">"<text:span text:style-name="T2">MSRP" integer,</text:span></text:p>
      <text:p text:style-name="P1">"<text:span text:style-name="T1">Inches per Unit" decimal (10, 2)</text:span></text:p>
      <text:p text:style-name="P11">constraint FK_PW_INID foreign key ("IN ID") references "PWIn" ("PID")</text:p>
      <text:p text:style-name="P11">constraint FK_PW_OUTID foreign key ("OUT ID") references "PWOut" ("PID")</text:p>
      <text:p text:style-name="P1">);</text:p>
      <text:p text:style-name="P1"/>
      <text:p text:style-name="P3">create table "PWIn" (</text:p>
      <text:p text:style-name="P3">"<text:span text:style-name="T4">TimeStamp" timestamp,</text:span></text:p>
      <text:p text:style-name="P3">"PID" integer generated by default as identity (start with 0) not null primary key,</text:p>
      <text:p text:style-name="P3">"<text:span text:style-name="T3">SN ID" integer,</text:span></text:p>
      <text:p text:style-name="P3">"<text:span text:style-name="T3">QR Code" longvarbinary,</text:span></text:p>
      <text:p text:style-name="P3">"<text:span text:style-name="T3">Barcode" longvarbinary,</text:span></text:p>
      <text:p text:style-name="P3">"<text:span text:style-name="T3">Description" varchar (100),</text:span></text:p>
      <text:p text:style-name="P3">"<text:span text:style-name="T3">Units In" integer</text:span></text:p>
      <text:p text:style-name="P4">) ;</text:p>
      <text:p text:style-name="P4"/>
      <text:p text:style-name="P4">create table "PWOut" (</text:p>
      <text:p text:style-name="P4">"<text:span text:style-name="T4">TimeStamp" timestamp,</text:span></text:p>
      <text:p text:style-name="P4">"PID" integer generated by default as identity (start with 0) not null primary key,</text:p>
      <text:p text:style-name="P4">"SN ID" integer,</text:p>
      <text:p text:style-name="P4">"QR Code" longvarbinary,</text:p>
      <text:p text:style-name="P4">"Barcode" longvarbinary,</text:p>
      <text:p text:style-name="P4">"Description" varchar (100),</text:p>
      <text:p text:style-name="P4">"Units Out" integer</text:p>
      <text:p text:style-name="P5">) ;</text:p>
      <text:p text:style-name="P1"/>
      <text:p text:style-name="P1">"<text:span text:style-name="T4">qPWIn"</text:span></text:p>
      <text:p text:style-name="P6">select</text:p>
      <text:p text:style-name="P6">sum(coalesce ("PWIn"."Units In", 0 )) as "Units In",</text:p>
      <text:p text:style-name="P6">"Production Work"."SN ID" from {oj "PWIn" left outer join "Production Work" on "PWIn"."SN ID" = "Production Work"."SN ID"}</text:p>
      <text:p text:style-name="P6">group by "Production Work"."SN ID"</text:p>
      <text:p text:style-name="P6">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"<text:span text:style-name="T5">qPWDr"</text:span></text:p>
      <text:p text:style-name="P7">select</text:p>
      <text:p text:style-name="P7">"Production Work"."SN ID",</text:p>
      <text:p text:style-name="P7">"Production Work"."QR Code",</text:p>
      <text:p text:style-name="P7">"Production Work"."Barcode",</text:p>
      <text:p text:style-name="P7">"Production Work"."Description",</text:p>
      <text:p text:style-name="P7">"Production Work"."MSRP",</text:p>
      <text:p text:style-name="P7">"Production Work"."Inches per Unit",</text:p>
      <text:p text:style-name="P7">"<text:span text:style-name="T6">qPWIn"."Units In" as "Total Units In",</text:span></text:p>
      <text:p text:style-name="P7">"<text:span text:style-name="T6">qPWOut"."Units Out" as "Total Units Out"</text:span></text:p>
      <text:p text:style-name="P8">from "Production Work" "Production Work", "qPWIn" "qPWIn", "qPWOut" "qPWOut"</text:p>
      <text:p text:style-name="P8">where "Production Work"."SN ID" <text:s/>= <text:s/>"qPWIn"."SN ID"</text:p>
      <text:p text:style-name="P8">and "qPWIn"."SN ID" = "qPWOut"."SN ID"</text:p>
      <text:p text:style-name="P8">;</text:p>
      <text:p text:style-name="P8"/>
      <text:p text:style-name="P8">"qP<text:span text:style-name="T7">WCr</text:span>"</text:p>
      <text:p text:style-name="P9">select</text:p>
      <text:p text:style-name="P9">"qPWDr"."SN ID",</text:p>
      <text:p text:style-name="P9">"qPWDr"."QR Code",</text:p>
      <text:p text:style-name="P9">"qPWDr"."Barcode",</text:p>
      <text:p text:style-name="P9">"qPWDr"."Description",</text:p>
      <text:p text:style-name="P9">"qPWDr"."MSRP",</text:p>
      <text:p text:style-name="P9">"qPWDr"."MSRP" * "qPWDr"."Total Units In" as "Debit",</text:p>
      <text:p text:style-name="P9">"qPWDr"."MSRP" * "qPWDr"."Total Units Out" as "Credit",</text:p>
      <text:p text:style-name="P9">"qPWDr"."Total Units In" as "Total Units In",</text:p>
      <text:p text:style-name="P9">"qPWDr"."Total Units Out" as "Total Units Out",</text:p>
      <text:p text:style-name="P9">"Total Units In" - "Total Units Out" as "Units OH",</text:p>
      <text:p text:style-name="P9">"qPWDr"."Total Units Out" * "qPWDr"."MSRP" as "Value Sold"</text:p>
      <text:p text:style-name="P9">from "qPWDr"</text:p>
      <text:p text:style-name="P9">;</text:p>
      <text:p text:style-name="P9"/>
      <text:p text:style-name="P9">"<text:span text:style-name="T7">qProductionWork"</text:span></text:p>
      <text:p text:style-name="P10">select</text:p>
      <text:p text:style-name="P10">"qPWCr"."SN ID",</text:p>
      <text:p text:style-name="P10">"qPWCr"."QR Code",</text:p>
      <text:p text:style-name="P10">"qPWCr"."Barcode",</text:p>
      <text:p text:style-name="P10">"qPWCr"."Description",</text:p>
      <text:p text:style-name="P10">"qPWCr"."Debit",</text:p>
      <text:p text:style-name="P10">"qPWCr"."Credit",</text:p>
      <text:p text:style-name="P10">"qPWCr"."Total Units In",</text:p>
      <text:p text:style-name="P10">"qPWCr"."Total Units Out",</text:p>
      <text:p text:style-name="P10">"qPWCr"."MSRP",</text:p>
      <text:p text:style-name="P10">"qPWCr"."Units OH",</text:p>
      <text:p text:style-name="P10">"qPWCr"."Units OH" * "qPWCr"."MSRP" as "Value OH",</text:p>
      <text:p text:style-name="P10">"qPWCr"."Value Sold"</text:p>
      <text:p text:style-name="P10">from "qPWCr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6:01:57.804984596</meta:creation-date>
    <dc:date>2018-04-28T16:41:12.415888444</dc:date>
    <meta:editing-duration>PT4H8M49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2" meta:paragraph-count="80" meta:word-count="308" meta:character-count="2278" meta:non-whitespace-character-count="2048"/>
  </office:meta>
</office:document-meta>
</file>